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5" manifest:media-type="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"/>
  <manifest:file-entry manifest:full-path="ObjectReplacements/Object 4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fill-color="#ffffff" draw:textarea-horizontal-align="justify" draw:textarea-vertical-align="middle" draw:auto-grow-height="false" fo:min-height="7.137cm" fo:min-width="11.45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fill="solid" draw:fill-color="#ffffff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svg:stroke-opacity="0%" draw:fill="none" draw:textarea-horizontal-align="justify" draw:textarea-vertical-align="middle" draw:auto-grow-height="false" fo:min-height="1.091cm" fo:min-width="0.94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cm" svg:height="7.489cm" svg:x="3.826cm" svg:y="11.75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77cm" svg:y1="11.806cm" svg:x2="8.677cm" svg:y2="19.244cm">
          <text:p/>
        </draw:line>
        <draw:frame draw:style-name="gr3" draw:text-style-name="P3" draw:layer="layout" svg:width="1.267cm" svg:height="0.772cm" svg:x="6.568cm" svg:y="18.1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881cm" svg:height="0.683cm" svg:x="6.37cm" svg:y="14.35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1.995cm" svg:height="1.206cm" svg:x="10.49cm" svg:y="13.7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0.906cm" svg:height="0.684cm" svg:x="1.953cm" svg:y="15.33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" draw:text-style-name="P2" draw:layer="layout" svg:x1="3.826cm" svg:y1="13.669cm" svg:x2="4.197cm" svg:y2="13.669cm">
          <text:p/>
        </draw:line>
        <draw:line draw:style-name="gr2" draw:text-style-name="P2" draw:layer="layout" svg:x1="3.826cm" svg:y1="15.566cm" svg:x2="4.197cm" svg:y2="15.566cm">
          <text:p/>
        </draw:line>
        <draw:line draw:style-name="gr2" draw:text-style-name="P2" draw:layer="layout" svg:x1="3.826cm" svg:y1="17.39cm" svg:x2="4.197cm" svg:y2="17.39cm">
          <text:p/>
        </draw:line>
        <draw:frame draw:style-name="gr5" draw:text-style-name="P5" draw:layer="layout" svg:width="0.853cm" svg:height="0.962cm" svg:x="3.081cm" svg:y="17.11cm">
          <draw:text-box>
            <text:p>1</text:p>
          </draw:text-box>
        </draw:frame>
        <draw:frame draw:style-name="gr5" draw:text-style-name="P5" draw:layer="layout" svg:width="0.853cm" svg:height="0.962cm" svg:x="3.082cm" svg:y="15.213cm">
          <draw:text-box>
            <text:p>2</text:p>
          </draw:text-box>
        </draw:frame>
        <draw:frame draw:style-name="gr5" draw:text-style-name="P5" draw:layer="layout" svg:width="0.853cm" svg:height="0.962cm" svg:x="3.083cm" svg:y="13.389cm">
          <draw:text-box>
            <text:p>3</text:p>
          </draw:text-box>
        </draw:frame>
        <draw:frame draw:style-name="gr5" draw:text-style-name="P5" draw:layer="layout" svg:width="0.853cm" svg:height="0.962cm" svg:x="3.083cm" svg:y="11.492cm">
          <draw:text-box>
            <text:p>4</text:p>
          </draw:text-box>
        </draw:frame>
        <draw:frame draw:style-name="gr5" draw:text-style-name="P5" draw:layer="layout" svg:width="0.853cm" svg:height="0.962cm" svg:x="3.082cm" svg:y="18.934cm">
          <draw:text-box>
            <text:p>0</text:p>
          </draw:text-box>
        </draw:frame>
        <draw:frame draw:style-name="gr5" draw:text-style-name="P5" draw:layer="layout" svg:width="0.853cm" svg:height="0.962cm" svg:x="8.33cm" svg:y="19.357cm">
          <draw:text-box>
            <text:p>1</text:p>
          </draw:text-box>
        </draw:frame>
        <draw:line draw:style-name="gr2" draw:text-style-name="P2" draw:layer="layout" svg:x1="13.422cm" svg:y1="18.946cm" svg:x2="13.422cm" svg:y2="19.229cm">
          <text:p/>
        </draw:line>
        <draw:frame draw:style-name="gr5" draw:text-style-name="P5" draw:layer="layout" svg:width="0.853cm" svg:height="0.962cm" svg:x="13.104cm" svg:y="19.307cm">
          <draw:text-box>
            <text:p>2</text:p>
          </draw:text-box>
        </draw:frame>
        <draw:frame draw:style-name="gr4" draw:text-style-name="P4" draw:layer="layout" svg:width="1.486cm" svg:height="0.746cm" svg:x="9.529cm" svg:y="20.03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2" draw:text-style-name="P2" draw:layer="layout" svg:x1="3.826cm" svg:y1="19.244cm" svg:x2="15.86cm" svg:y2="14.456cm">
          <text:p/>
        </draw:line>
        <draw:custom-shape draw:style-name="gr6" draw:text-style-name="P2" draw:layer="layout" svg:width="1.447cm" svg:height="1.341cm" svg:x="1.235cm" svg:y="11.642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08cm" svg:height="0.772cm" svg:x="10.756cm" svg:y="18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135" draw:style="single" draw:color="#000000" draw:distance="0.508cm" draw:rotation="1350"/>
    <draw:hatch draw:name="Blue" draw:style="double" draw:color="#000080" draw:distance="0.508cm" draw:rotation="450"/>
    <draw:hatch draw:name="Green" draw:style="double" draw:color="#00ff00" draw:distance="0.254cm" draw:rotation="450"/>
    <draw:hatch draw:name="Magenta45" draw:style="single" draw:color="#800080" draw:distance="0.508cm" draw:rotation="450"/>
    <draw:hatch draw:name="Red300" draw:style="single" draw:color="#ff0000" draw:distance="0.508cm" draw:rotation="30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54:20.827656872</meta:creation-date>
    <dc:date>2019-07-10T11:09:21.113349975</dc:date>
    <meta:editing-duration>PT52M37S</meta:editing-duration>
    <meta:editing-cycles>11</meta:editing-cycles>
    <meta:generator>LibreOffice/5.2.7.2$Linux_X86_64 LibreOffice_project/2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p>
      <mi>t</mi>
      <mrow>
        <mrow>
          <mo stretchy="false">−</mo>
          <mn>1</mn>
        </mrow>
        <mo stretchy="false">/</mo>
        <mn>2</mn>
      </mrow>
    </msup>
    <annotation encoding="StarMath 5.0"> t^ {-1/2}
 





</annotation>
  </semantics>
</math>
</file>

<file path=Object 12/content.xml><?xml version="1.0" encoding="utf-8"?>
<math xmlns="http://www.w3.org/1998/Math/MathML" display="block">
  <semantics>
    <msup>
      <mi>t</mi>
      <mrow>
        <mo stretchy="false">−</mo>
        <mi mathvariant="normal">ν</mi>
      </mrow>
    </msup>
    <annotation encoding="StarMath 5.0">t^{-%nu}


 


</annotation>
  </semantics>
</math>
</file>

<file path=Object 13/content.xml><?xml version="1.0" encoding="utf-8"?>
<math xmlns="http://www.w3.org/1998/Math/MathML" display="block">
  <semantics>
    <msup>
      <mi>t</mi>
      <mfrac>
        <mrow>
          <mrow>
            <mi mathvariant="normal">γ</mi>
            <mo stretchy="false">−</mo>
            <mn>2</mn>
          </mrow>
          <mrow>
            <mi mathvariant="normal">ν</mi>
            <mo stretchy="false">−</mo>
            <mn>1</mn>
          </mrow>
        </mrow>
        <mn>2</mn>
      </mfrac>
    </msup>
    <annotation encoding="StarMath 5.0">t^{ {%gamma - 2 %nu -1} over {2}  }







</annotation>
  </semantics>
</math>
</file>

<file path=Object 15/content.xml><?xml version="1.0" encoding="utf-8"?>
<math xmlns="http://www.w3.org/1998/Math/MathML" display="block">
  <semantics>
    <mrow>
      <mn>2</mn>
      <mi mathvariant="normal">ν</mi>
    </mrow>
    <annotation encoding="StarMath 5.0">2 %nu

</annotation>
  </semantics>
</math>
</file>

<file path=Object 16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4/content.xml><?xml version="1.0" encoding="utf-8"?>
<math xmlns="http://www.w3.org/1998/Math/MathML" display="block">
  <semantics>
    <msup>
      <mi>t</mi>
      <mrow>
        <mrow>
          <mo stretchy="false">−</mo>
          <mi mathvariant="normal">γ</mi>
        </mrow>
        <mo stretchy="false">/</mo>
        <mn>2</mn>
      </mrow>
    </msup>
    <annotation encoding="StarMath 5.0"> t^ {-%gamma/2}
 





</annotation>
  </semantics>
</math>
</file>